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Code Nerd Font" svg:font-family="'FiraCode Nerd Font'"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92a7" officeooo:paragraph-rsid="000692a7"/>
    </style:style>
    <style:style style:name="P2" style:family="paragraph" style:parent-style-name="Text_20_body">
      <style:text-properties officeooo:rsid="000692a7" officeooo:paragraph-rsid="000692a7"/>
    </style:style>
    <style:style style:name="P3" style:family="paragraph" style:parent-style-name="Standard">
      <style:text-properties fo:font-weight="bold" officeooo:rsid="000692a7" officeooo:paragraph-rsid="000692a7" style:font-weight-asian="bold" style:font-weight-complex="bold"/>
    </style:style>
    <style:style style:name="P4" style:family="paragraph" style:parent-style-name="Text_20_body">
      <style:text-properties officeooo:rsid="0009c3d1" officeooo:paragraph-rsid="0009c3d1"/>
    </style:style>
    <style:style style:name="P5" style:family="paragraph" style:parent-style-name="Text_20_body">
      <style:text-properties officeooo:rsid="0009c3d1" officeooo:paragraph-rsid="000a85fe"/>
    </style:style>
    <style:style style:name="P6" style:family="paragraph" style:parent-style-name="Text_20_body">
      <style:text-properties officeooo:rsid="000a71da" officeooo:paragraph-rsid="000a71da"/>
    </style:style>
    <style:style style:name="P7" style:family="paragraph" style:parent-style-name="Text_20_body">
      <style:text-properties officeooo:rsid="000a71da" officeooo:paragraph-rsid="000fb992"/>
    </style:style>
    <style:style style:name="P8" style:family="paragraph" style:parent-style-name="Text_20_body">
      <style:text-properties officeooo:rsid="000beddb" officeooo:paragraph-rsid="000beddb"/>
    </style:style>
    <style:style style:name="P9" style:family="paragraph" style:parent-style-name="Text_20_body">
      <style:text-properties officeooo:rsid="000d03ea" officeooo:paragraph-rsid="000d03ea"/>
    </style:style>
    <style:style style:name="P10" style:family="paragraph" style:parent-style-name="Text_20_body">
      <style:text-properties fo:font-style="normal" style:text-underline-style="none" officeooo:rsid="0009c3d1" officeooo:paragraph-rsid="0009c3d1" style:font-style-asian="normal" style:font-style-complex="normal"/>
    </style:style>
    <style:style style:name="P11" style:family="paragraph" style:parent-style-name="Text_20_body">
      <style:text-properties fo:font-style="normal" style:text-underline-style="none" officeooo:rsid="000d03ea" officeooo:paragraph-rsid="000d03ea" style:font-style-asian="normal" style:font-style-complex="normal"/>
    </style:style>
    <style:style style:name="P12" style:family="paragraph" style:parent-style-name="Text_20_body">
      <style:text-properties fo:font-style="normal" officeooo:rsid="00112227" officeooo:paragraph-rsid="00112227" style:font-style-asian="normal" style:font-style-complex="normal"/>
    </style:style>
    <style:style style:name="P13" style:family="paragraph" style:parent-style-name="Text_20_body">
      <style:text-properties fo:font-style="normal" officeooo:rsid="00147b37" officeooo:paragraph-rsid="00147b37" style:font-style-asian="normal" style:font-style-complex="normal"/>
    </style:style>
    <style:style style:name="P14" style:family="paragraph" style:parent-style-name="Text_20_body">
      <style:text-properties officeooo:rsid="000fb992" officeooo:paragraph-rsid="000fb992"/>
    </style:style>
    <style:style style:name="P15" style:family="paragraph" style:parent-style-name="Text_20_body">
      <style:text-properties officeooo:rsid="00163971" officeooo:paragraph-rsid="00163971"/>
    </style:style>
    <style:style style:name="P16" style:family="paragraph" style:parent-style-name="Text_20_body">
      <style:text-properties officeooo:rsid="00156761" officeooo:paragraph-rsid="00156761"/>
    </style:style>
    <style:style style:name="P17" style:family="paragraph" style:parent-style-name="Preformatted_20_Text">
      <style:text-properties fo:font-size="6pt" officeooo:paragraph-rsid="00147b37" style:font-size-asian="6pt" style:font-size-complex="6pt"/>
    </style:style>
    <style:style style:name="P18" style:family="paragraph" style:parent-style-name="Preformatted_20_Text">
      <style:text-properties fo:font-size="6pt" fo:font-style="normal" officeooo:rsid="00147b37" officeooo:paragraph-rsid="00147b37" style:font-size-asian="6pt" style:font-style-asian="normal" style:font-size-complex="6pt" style:font-style-complex="normal"/>
    </style:style>
    <style:style style:name="P19" style:family="paragraph" style:parent-style-name="Text_20_body">
      <style:text-properties officeooo:rsid="000f4131" officeooo:paragraph-rsid="000f4131"/>
    </style:style>
    <style:style style:name="P20" style:family="paragraph" style:parent-style-name="Text_20_body">
      <style:text-properties officeooo:rsid="0018641a" officeooo:paragraph-rsid="0018641a"/>
    </style:style>
    <style:style style:name="P21" style:family="paragraph" style:parent-style-name="Heading_20_1">
      <style:text-properties officeooo:rsid="000fb992" officeooo:paragraph-rsid="000fb992"/>
    </style:style>
    <style:style style:name="P22" style:family="paragraph" style:parent-style-name="Heading_20_1">
      <style:text-properties officeooo:rsid="00163971" officeooo:paragraph-rsid="00163971"/>
    </style:style>
    <style:style style:name="P23" style:family="paragraph" style:parent-style-name="Heading_20_2">
      <style:text-properties officeooo:rsid="000f4131"/>
    </style:style>
    <style:style style:name="P24" style:family="paragraph" style:parent-style-name="Heading_20_2">
      <style:text-properties officeooo:rsid="000fb992" officeooo:paragraph-rsid="000fb992"/>
    </style:style>
    <style:style style:name="P25" style:family="paragraph" style:parent-style-name="Heading_20_2">
      <style:text-properties officeooo:paragraph-rsid="001a5835"/>
    </style:style>
    <style:style style:name="P26" style:family="paragraph" style:parent-style-name="Heading_20_3">
      <style:text-properties officeooo:paragraph-rsid="000a71da"/>
    </style:style>
    <style:style style:name="P27" style:family="paragraph" style:parent-style-name="Heading_20_3">
      <style:text-properties officeooo:paragraph-rsid="000d03ea"/>
    </style:style>
    <style:style style:name="P28" style:family="paragraph" style:parent-style-name="Text_20_body" style:list-style-name="L1">
      <style:text-properties officeooo:rsid="000a71da" officeooo:paragraph-rsid="000a71da"/>
    </style:style>
    <style:style style:name="P29" style:family="paragraph" style:parent-style-name="Text_20_body" style:list-style-name="L1">
      <style:text-properties officeooo:rsid="000a71da" officeooo:paragraph-rsid="000d03ea"/>
    </style:style>
    <style:style style:name="P30" style:family="paragraph" style:parent-style-name="Text_20_body" style:list-style-name="L1">
      <style:text-properties officeooo:rsid="000d6024" officeooo:paragraph-rsid="000d6024"/>
    </style:style>
    <style:style style:name="P31" style:family="paragraph" style:parent-style-name="Text_20_body" style:list-style-name="L2">
      <style:text-properties fo:font-style="normal" officeooo:rsid="00112227" officeooo:paragraph-rsid="00112227" style:font-style-asian="normal" style:font-style-complex="normal"/>
    </style:style>
    <style:style style:name="P32" style:family="paragraph" style:parent-style-name="Text_20_body" style:list-style-name="L3">
      <style:text-properties fo:font-style="normal" officeooo:rsid="00147b37" officeooo:paragraph-rsid="00147b37" style:font-style-asian="normal" style:font-style-complex="normal"/>
    </style:style>
    <style:style style:name="P33" style:family="paragraph" style:parent-style-name="Text_20_body">
      <style:text-properties fo:font-style="normal" officeooo:rsid="001a5835" officeooo:paragraph-rsid="001a5835" style:font-style-asian="normal" style:font-style-complex="normal"/>
    </style:style>
    <style:style style:name="P34" style:family="paragraph" style:parent-style-name="Text_20_body">
      <style:text-properties officeooo:rsid="00147b37" officeooo:paragraph-rsid="00147b37"/>
    </style:style>
    <style:style style:name="P35"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FiraCode Nerd Font"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36" style:family="paragraph">
      <loext:graphic-properties draw:fill="gradient" draw:fill-color="#729fcf" draw:fill-gradient-name="Pastel_20_Bouquet" draw:gradient-step-count="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FiraCode Nerd Font"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FiraCode Nerd Font" fo:font-size="8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8"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FiraCode Nerd Font" fo:font-size="8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FiraCode Nerd Font" fo:font-size="6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1" style:family="paragraph">
      <loext:graphic-properties draw:fill="solid" draw:fill-color="#468a1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FiraCode Nerd Font" fo:font-size="6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start" fo:text-indent="0in"/>
    </style:style>
    <style:style style:name="P43"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ec9ba4"/>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FiraCode Nerd Font" fo:font-size="6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5" style:family="paragraph">
      <loext:graphic-properties draw:fill="gradient" draw:fill-color="#729fcf" draw:fill-gradient-name="Gradient_20_3" draw:gradient-step-count="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FiraCode Nerd Font"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d6024" style:font-style-asian="italic" style:font-style-complex="italic"/>
    </style:style>
    <style:style style:name="T3" style:family="text">
      <style:text-properties officeooo:rsid="000a71da"/>
    </style:style>
    <style:style style:name="T4" style:family="text">
      <style:text-properties officeooo:rsid="000a85fe"/>
    </style:style>
    <style:style style:name="T5" style:family="text">
      <style:text-properties officeooo:rsid="000beddb"/>
    </style:style>
    <style:style style:name="T6" style:family="text">
      <style:text-properties officeooo:rsid="000d03ea"/>
    </style:style>
    <style:style style:name="T7" style:family="text">
      <style:text-properties fo:language="nl" fo:country="NL"/>
    </style:style>
    <style:style style:name="T8" style:family="text">
      <style:text-properties fo:language="nl" fo:country="NL" officeooo:rsid="000d03ea"/>
    </style:style>
    <style:style style:name="T9" style:family="text">
      <style:text-properties fo:language="nl" fo:country="NL" fo:font-style="italic" style:font-style-asian="italic" style:font-style-complex="italic"/>
    </style:style>
    <style:style style:name="T10" style:family="text">
      <style:text-properties officeooo:rsid="000fb992"/>
    </style:style>
    <style:style style:name="T11" style:family="text">
      <style:text-properties fo:font-style="normal" style:font-style-asian="normal" style:font-style-complex="normal"/>
    </style:style>
    <style:style style:name="T12" style:family="text">
      <style:text-properties officeooo:rsid="0012c99d"/>
    </style:style>
    <style:style style:name="T13" style:family="text">
      <style:text-properties officeooo:rsid="00163971"/>
    </style:style>
    <style:style style:name="T14" style:family="text">
      <style:text-properties officeooo:rsid="001a5835"/>
    </style:style>
    <style:style style:name="T15" style:family="text">
      <style:text-properties fo:font-size="8pt" fo:font-style="italic" style:font-size-asian="8pt" style:font-style-asian="italic" style:font-size-complex="8pt" style:font-style-complex="italic"/>
    </style:style>
    <style:style style:name="T16" style:family="text">
      <style:text-properties fo:font-variant="normal" fo:text-transform="none" style:use-window-font-color="true" loext:opacity="0%" style:text-outline="false" style:text-line-through-style="none" style:text-line-through-type="none" style:font-name="FiraCode Nerd Font"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FiraCode Nerd Font" fo:font-size="8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FiraCode Nerd Font" fo:font-size="6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46in" fo:text-indent="-0.25in" fo:margin-left="2.7846in"/>
        </style:list-level-properties>
      </text:list-level-style-bullet>
    </text:list-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gradient" draw:fill-color="#729fcf" draw:fill-gradient-name="Pastel_20_Bouquet" draw:gradient-step-count="0" draw:textarea-horizontal-align="justify" draw:textarea-vertical-align="top" draw:auto-grow-height="false" fo:min-height="3.0445in" fo:min-width="6.1583in" fo:padding-top="0.0492in" fo:padding-bottom="0.0492in" fo:padding-left="0.0984in" fo:padding-right="0.0984in" fo:wrap-option="wrap" draw:shadow="visible" draw:shadow-offset-x="0.0402in" draw:shadow-offset-y="0.0402in" draw:shadow-color="#808080" style:writing-mode="lr-tb" loext:decorative="false" style:run-through="foreground"/>
      <style:paragraph-properties style:writing-mode="lr-tb"/>
    </style:style>
    <style:style style:name="gr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425in" fo:min-width="0.714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468a1a" draw:textarea-horizontal-align="justify" draw:textarea-vertical-align="middle" draw:auto-grow-height="false" fo:min-height="0.2425in" fo:min-width="0.392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291in" fo:min-width="0.72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291in" fo:min-width="0.85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299in" fo:min-width="0.85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ec9ba4" draw:textarea-horizontal-align="justify" draw:textarea-vertical-align="middle" draw:auto-grow-height="false" fo:min-height="0.2425in" fo:min-width="0.392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ec9ba4" draw:textarea-horizontal-align="justify" draw:textarea-vertical-align="middle" draw:auto-grow-height="false" fo:min-height="0.2425in" fo:min-width="0.393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gradient" draw:fill-color="#729fcf" draw:fill-gradient-name="Pastel_20_Bouquet" draw:gradient-step-count="0" draw:textarea-horizontal-align="justify" draw:textarea-vertical-align="top" draw:auto-grow-height="false" fo:min-height="3.0134in" fo:min-width="5.0535in" fo:padding-top="0.0492in" fo:padding-bottom="0.0492in" fo:padding-left="0.0984in" fo:padding-right="0.0984in" fo:wrap-option="wrap" draw:shadow="visible" draw:shadow-offset-x="0.0402in" draw:shadow-offset-y="0.0402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gradient" draw:fill-color="#729fcf" draw:fill-gradient-name="Pastel_20_Bouquet" draw:gradient-step-count="0" draw:textarea-horizontal-align="justify" draw:textarea-vertical-align="top" draw:auto-grow-height="false" fo:min-height="2.5417in" fo:min-width="4.3736in" fo:padding-top="0.0492in" fo:padding-bottom="0.0492in" fo:padding-left="0.0984in" fo:padding-right="0.0984in" fo:wrap-option="wrap" draw:shadow="visible" draw:shadow-offset-x="0.0402in" draw:shadow-offset-y="0.0402in" draw:shadow-color="#808080" style:writing-mode="lr-tb" loext:decorative="false"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 draw:marker-end-width="0.0783in" draw:marker-end-center="false" draw:fill="gradient" draw:fill-color="#729fcf" draw:fill-gradient-name="Gradient_20_3" draw:gradient-step-count="0" draw:textarea-horizontal-align="justify" draw:textarea-vertical-align="top" draw:auto-grow-height="false" fo:min-height="0.2783in" fo:min-width="3.8866in" fo:padding-top="0.0492in" fo:padding-bottom="0.0492in" fo:padding-left="0.0984in" fo:padding-right="0.0984in" fo:wrap-option="wrap" draw:shadow="visible" draw:shadow-offset-x="0.0402in" draw:shadow-offset-y="0.0402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 draw:marker-start-width="0.0783in" draw:marker-start-center="false" draw:marker-end="" draw:marker-end-width="0.0783in" draw:marker-end-center="false" draw:fill="gradient" draw:fill-color="#729fcf" draw:fill-gradient-name="Gradient_20_3" draw:gradient-step-count="0" draw:textarea-horizontal-align="justify" draw:textarea-vertical-align="top" draw:auto-grow-height="false" fo:min-height="0.2791in" fo:min-width="3.8866in" fo:padding-top="0.0492in" fo:padding-bottom="0.0492in" fo:padding-left="0.0984in" fo:padding-right="0.0984in" fo:wrap-option="wrap" draw:shadow="visible" draw:shadow-offset-x="0.0402in" draw:shadow-offset-y="0.0402in" draw:shadow-color="#808080" style:writing-mode="lr-tb" loext:decorative="false" style:run-through="foreground"/>
      <style:paragraph-properties style:writing-mode="lr-tb"/>
    </style:style>
    <style:style style:name="gr16"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in" svg:stroke-color="#3465a4" draw:marker-start="" draw:marker-start-width="0.0783in" draw:marker-start-center="false" draw:marker-end="" draw:marker-end-width="0.0783in" draw:marker-end-center="false" draw:fill="gradient" draw:fill-color="#729fcf" draw:fill-gradient-name="Pastel_20_Bouquet" draw:gradient-step-count="0" draw:textarea-horizontal-align="justify" draw:textarea-vertical-align="middle" draw:auto-grow-height="false" fo:min-height="2.05in" fo:min-width="2.8909in" fo:padding-top="0.0492in" fo:padding-bottom="0.0492in" fo:padding-left="0.0984in" fo:padding-right="0.0984in" fo:wrap-option="wrap" draw:shadow="visible" draw:shadow-offset-x="0.0402in" draw:shadow-offset-y="0.0402in" draw:shadow-color="#808080" style:writing-mode="lr-tb" loext:decorative="false" style:run-through="foreground"/>
      <style:paragraph-properties style:writing-mode="lr-tb"/>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61in" fo:min-width="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65in" fo:min-width="0.686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661in" fo:min-width="0.686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468a1a" draw:textarea-horizontal-align="justify" draw:textarea-vertical-align="middle" draw:auto-grow-height="false" fo:min-height="0.2417in" fo:min-width="0.39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indwerk IoT4</text:p>
      <text:p text:style-name="P3">Schooljaar 2024/2025</text:p>
      <text:p text:style-name="P3"/>
      <text:p text:style-name="P3">Lesgever: Filip Descheerder</text:p>
      <text:p text:style-name="P3">Cursist: Sam Deleu</text:p>
      <text:p text:style-name="P1"/>
      <text:h text:style-name="Heading_20_1" text:outline-level="1">Onderwerp</text:h>
      <text:p text:style-name="P1"><text:span text:style-name="T4">B</text:span>asis van een telemetrie framework gebaseerd op espnow en wifi.</text:p>
      <text:p text:style-name="P1"/>
      <text:h text:style-name="Heading_20_1" text:outline-level="1">Doelstelling<text:span text:style-name="T5">en</text:span></text:h>
      <text:p text:style-name="P2"/>
      <text:p text:style-name="P2">Het idee is dat meetpunten in een open veld niet altijd de toegang tot wifi hebben om te communiceren met de back-office voor het doorgeven van de data. <text:s/>Een vorm van peer-to-peer netwerk waarbij de gegevens van de meetsondes worden doorgegeven aan buren die wel toegang hebben kan dit probleem gedeeltelijk verhelpen.</text:p>
      <text:p text:style-name="P2">Nodes die wel toegang hebben tot de back-office kunnen op hun beurt de data doorspelen naar de backoffice.</text:p>
      <text:p text:style-name="P8">Om dit te realiseren op een herhaalbare wijze, waarbij nieuwe telemetrie nodes op een eenvoudige wijze kunnen <text:span text:style-name="T7">gedefin</text:span><text:span text:style-name="T8">iëerd worden in micropython python code, wordt tevens een eerste aanzet gemaakt om een framework voor telemetrie voor te stellen.</text:span></text:p>
      <text:p text:style-name="P9"><text:span text:style-name="T9">Opmerking</text:span><text:span text:style-name="T7">: Momenteel wordt in het framework alleen gekeken naar telemetrie (lezen van sensor data) en nog niet naar aansturen van actuatoren.</text:span></text:p>
      <text:h text:style-name="Heading_20_1" text:outline-level="1">Werkingsprincipe</text:h>
      <text:p text:style-name="Text_20_body"><draw:g text:anchor-type="paragraph" draw:z-index="0" draw:name="Overzicht Werking" draw:style-name="gr16"><draw:custom-shape draw:name="Shape 7" draw:style-name="gr17" draw:text-style-name="P36" svg:width="3.0886in" svg:height="2.1488in" svg:x="0.0008in" svg:y="0.1256in"><text:p text:style-name="P35"><text:span text:style-name="T16">Wifi Zone</text:span></text:p><draw:enhanced-geometry svg:viewBox="0 0 21600 21600" draw:type="rectangle" draw:enhanced-path="M 0 0 L 21600 0 21600 21600 0 21600 0 0 Z N"/></draw:custom-shape><draw:custom-shape draw:name="Shape 1" draw:style-name="gr17" draw:text-style-name="P36" svg:width="3.0886in" svg:height="2.1488in" svg:x="3.2508in" svg:y="0.1256in"><text:p text:style-name="P35"><text:span text:style-name="T16">EspNow Zone</text:span></text:p><draw:enhanced-geometry svg:viewBox="0 0 21600 21600" draw:type="rectangle" draw:enhanced-path="M 0 0 L 21600 0 21600 21600 0 21600 0 0 Z N"/></draw:custom-shape><draw:custom-shape draw:name="Shape 3" draw:style-name="gr18" draw:text-style-name="P38" xml:id="id8" draw:id="id8" svg:width="1.2587in" svg:height="0.626in" svg:x="2.5043in" svg:y="0.7429in"><text:p text:style-name="P37"><text:span text:style-name="T17">Gateway N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 draw:style-name="gr19" draw:text-style-name="P38" xml:id="id9" draw:id="id9" svg:width="0.9453in" svg:height="0.6268in" svg:x="4.339in" svg:y="0.2492in"><text:p text:style-name="P37"><text:span text:style-name="T17">Sensor N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 draw:style-name="gr19" draw:text-style-name="P38" xml:id="id7" draw:id="id7" svg:width="0.9453in" svg:height="0.6268in" svg:x="0.2051in" svg:y="0.3327in"><text:p text:style-name="P37"><text:span text:style-name="T17">MQTT 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6" draw:style-name="gr20" draw:text-style-name="P38" xml:id="id10" draw:id="id10" svg:width="0.9453in" svg:height="0.626in" svg:x="0.2051in" svg:y="1.6157in"><text:p text:style-name="P37"><text:span text:style-name="T17">Home</text:span></text:p><text:p text:style-name="P37"><text:span text:style-name="T17">Assista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39" svg:x1="1.15in" svg:y1="0.6457in" svg:x2="2.5043in" svg:y2="1.0555in" draw:start-shape="id7" draw:start-glue-point="1" draw:end-shape="id8" draw:end-glue-point="3" svg:d="M2921 1640h1720v1041h1720" svg:viewBox="0 0 3441 1042"><text:p/></draw:connector><draw:connector draw:style-name="gr21" draw:text-style-name="P39" svg:x1="3.7626in" svg:y1="1.0551in" svg:x2="4.339in" svg:y2="0.5622in" draw:start-shape="id8" draw:start-glue-point="1" draw:end-shape="id9" draw:end-glue-point="3" svg:d="M9557 2680h732v-1252h732" svg:viewBox="0 0 1466 1254"><text:p/></draw:connector><draw:connector draw:style-name="gr21" draw:text-style-name="P39" svg:x1="0.6772in" svg:y1="1.6161in" svg:x2="0.6772in" svg:y2="0.9591in" draw:start-shape="id10" draw:start-glue-point="0" draw:end-shape="id7" draw:end-glue-point="2" svg:d="M1720 4105v-1669" svg:viewBox="0 0 2 1670"><text:p/></draw:connector><draw:custom-shape draw:name="Shape 2" draw:style-name="gr22" draw:text-style-name="P41" xml:id="id11" draw:id="id11" svg:width="0.6252in" svg:height="0.3768in" svg:x="5.589in" svg:y="0.374in"><text:p text:style-name="P40"><text:span text:style-name="T18">Sensor</text:span></text:p><text:p text:style-name="P40"><text:span text:style-name="T18">(H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39" svg:x1="5.2843in" svg:y1="0.5622in" svg:x2="5.5894in" svg:y2="0.5622in" draw:start-shape="id9" draw:start-glue-point="1" draw:end-shape="id11" draw:end-glue-point="3" svg:d="M13422 1428h775" svg:viewBox="0 0 776 2"><text:p/></draw:connector><draw:custom-shape draw:name="Shape 8" draw:style-name="gr20" draw:text-style-name="P38" xml:id="id12" draw:id="id12" svg:width="0.9453in" svg:height="0.626in" svg:x="4.339in" svg:y="1.5008in"><text:p text:style-name="P37"><text:span text:style-name="T17">Actuator</text:span></text:p><text:p text:style-name="P37"><text:span text:style-name="T17">N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39" svg:x1="3.7626in" svg:y1="1.0563in" svg:x2="4.339in" svg:y2="1.8134in" draw:end-shape="id12" draw:end-glue-point="3" svg:d="M9557 2683h481v1923h983" svg:viewBox="0 0 1466 1924"><text:p/></draw:connector><draw:connector draw:style-name="gr21" draw:text-style-name="P39" svg:x1="5.2843in" svg:y1="1.813in" svg:x2="5.5894in" svg:y2="1.8134in" draw:start-shape="id12" draw:start-glue-point="1" draw:end-shape="id13" draw:end-glue-point="3" svg:d="M13422 4605h388v1h387" svg:viewBox="0 0 776 4"><text:p/></draw:connector><draw:custom-shape draw:name="Shape 9" draw:style-name="gr22" draw:text-style-name="P41" xml:id="id13" draw:id="id13" svg:width="0.6252in" svg:height="0.3768in" svg:x="5.589in" svg:y="1.6256in"><text:p text:style-name="P40"><text:span text:style-name="T18">Actuator</text:span></text:p><text:p text:style-name="P40"><text:span text:style-name="T18">(H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Een Node kan ofwel access hebben tot het Wifi network of niet. Naargelang deze eigenschap kan de node een bepaalde rol vervullen.</text:p>
      <text:p text:style-name="P4">Access tot Wifi: <text:span text:style-name="T1">Gateway Nodes</text:span></text:p>
      <text:p text:style-name="P4">Geen access tot Wifi: <text:span text:style-name="T1">Sensor Nodes </text:span><text:span text:style-name="T2">en Actuator Nodes</text:span></text:p>
      <text:p text:style-name="P10">De bedoeling is dat elke node elke rol kan vervullen om een dynamische opbouw van het telemetrie mogelijk te maken. <text:span text:style-name="T3">In de eerste versie is de rol vastgelegd in een configuratie file (config.py) die op de node aanwezig moet zijn.</text:span></text:p>
      <text:p text:style-name="P11">Hier ziet men ook direct een mogelijke uitbreiding waarbij nodes zelf beslissen welke rol ze vervullen al naar gelang het feit of ze wifi kunnen bereiken of niet.</text:p>
      <text:h text:style-name="Heading_20_2" text:outline-level="2"><text:soft-page-break/><text:span text:style-name="T3">Verantwoordelijkheden</text:span> per rol</text:h>
      <text:h text:style-name="Heading_20_3" text:outline-level="3">SensorNode</text:h>
      <text:list xml:id="list1169414450" text:style-name="L1">
        <text:list-item>
          <text:p text:style-name="P28">Zich kenbaar maken op het netwerk</text:p>
        </text:list-item>
        <text:list-item>
          <text:p text:style-name="P28">Uitlezen en verzamelen van data van gekoppelde sensoren</text:p>
        </text:list-item>
        <text:list-item>
          <text:p text:style-name="P28">Doorsturen naar een of meerdere gateway nodes</text:p>
        </text:list-item>
      </text:list>
      <text:h text:style-name="P26" text:outline-level="3"><text:span text:style-name="T3">Gateway</text:span>Node</text:h>
      <text:list xml:id="list142117670632705" text:continue-numbering="true" text:style-name="L1">
        <text:list-item>
          <text:p text:style-name="P28">Zich kenbaar maken op het netwerk</text:p>
        </text:list-item>
        <text:list-item>
          <text:p text:style-name="P28"><text:span text:style-name="T6">Ontvangen</text:span> en verzamelen van data van gekoppelde <text:span text:style-name="T6">SensorNodes</text:span></text:p>
        </text:list-item>
        <text:list-item>
          <text:p text:style-name="P28">Dynamisch bijhouden welke SensorNodes er in het netwerk aanwezig zijn.</text:p>
        </text:list-item>
      </text:list>
      <text:h text:style-name="P27" text:outline-level="3"><text:span text:style-name="T6">Actuator</text:span>Node</text:h>
      <text:list text:continue-numbering="true" text:style-name="L1">
        <text:list-item>
          <text:p text:style-name="P29">Zich kenbaar maken op het netwerk</text:p>
        </text:list-item>
        <text:list-item>
          <text:p text:style-name="P30">Ontvangen en interpreteren van specifieke commando’s</text:p>
        </text:list-item>
        <text:list-item>
          <text:p text:style-name="P30">Uitvoeren van de actie van het commando op de actuator</text:p>
        </text:list-item>
        <text:list-item>
          <text:p text:style-name="P30">Melden van de slagen of falen van de actie.</text:p>
        </text:list-item>
      </text:list>
      <text:h text:style-name="P23" text:outline-level="2">Opstart Sequentie</text:h>
      <text:p text:style-name="P6">Als een node opgestart wordt, zal het in zijn configuratie kijken welke rol het moet vervullen.</text:p>
      <text:p text:style-name="P19">Vervolgens zal de node een espnow broadcast uitvoeren met een “ANNOUNCE” message. Deze geeft aan dat er een nieuw toestel in het netwerk zit.</text:p>
      <text:p text:style-name="P19">Een GateWayNode zal hierop reageren door deze node op zijn beurt een “GATEWAY” message te sturen met zijn eigen MAC-Address zodat de ontvanger vanaf nu direct data kan sturen naar de gateway.</text:p>
      <text:p text:style-name="P19">De bedoeling is dat deze opstart sequentie steeds wordt uigevoerd vanaf dat er geen data direct naar de gateway kan gestuurd worden. Op deze wijze kan de sensor/actuator node steeds dynamisch wisselen van gateway bij een instabliel network (wat mag verwacht worden bij een opstelling “in the field”).</text:p>
      <text:h text:style-name="P24" text:outline-level="2">Data verwerking – Sensor Node</text:h>
      <text:p text:style-name="P7"><text:span text:style-name="T10">De sensor node leest de data uit van de geconfigureerde hardware sensors</text:span>. <text:span text:style-name="T10">Deze data wordt gedurende een bepaalde tijd bijgehouden totdat er genoeg data is om door te sturen. Deze data wordt doorgestuurd naar de verschillende gekende gateways, via een “DATA” message.</text:span></text:p>
      <text:p text:style-name="P14">De SensorNode houdt een maximum aantal “ontdekte” gateways bij, een maximum bepaald door de <text:span text:style-name="T1">espnow</text:span> limieten.</text:p>
      <text:h text:style-name="P24" text:outline-level="2">Data verwerking – Gateway Node</text:h>
      <text:p text:style-name="P14">De gateway node ontvangt data via de DATA message en de bijhorende sensor identificatie (MAC Address).</text:p>
      <text:p text:style-name="P14">Deze data wordt direct doorgespeeld via een publish naar (1 of meerdere) MQTT server(s).</text:p>
      <text:p text:style-name="P14">De bijhorende sensor nodes worden verwittigd dat de data goed is ontvangen zodat de sensor nodes in een nieuwe cyclus data kunnen capteren.</text:p>
      <text:h text:style-name="P24" text:outline-level="2">Data verwerking – back-end</text:h>
      <text:p text:style-name="P14">In de huidige opstelling wordt de ontvangen data gevisualiseerd m.b.v. <text:span text:style-name="T1">Home Assistant</text:span></text:p>
      <text:h text:style-name="P21" text:outline-level="1"><text:soft-page-break/>Opstelling</text:h>
      <text:p text:style-name="P12"><draw:g text:anchor-type="paragraph" draw:z-index="1" draw:name="Docker" draw:style-name="gr1"><draw:custom-shape draw:name="Shape 7" draw:style-name="gr12" draw:text-style-name="P36" svg:width="5.2512in" svg:height="3.1122in" svg:x="0.5583in" svg:y="0.128in"><text:p text:style-name="P35"><text:span text:style-name="T16">Linux OS</text:span></text:p><draw:enhanced-geometry svg:viewBox="0 0 21600 21600" draw:mirror-horizontal="false" draw:mirror-vertical="false" draw:type="rectangle" draw:enhanced-path="M 0 0 L 21600 0 21600 21600 0 21600 0 0 Z N"/></draw:custom-shape><draw:custom-shape draw:name="Shape 10" draw:style-name="gr13" draw:text-style-name="P36" svg:width="4.5713in" svg:height="2.6406in" svg:x="1.0445in" svg:y="0.5051in"><text:p text:style-name="P35"><text:span text:style-name="T16">Docker Engine</text:span></text:p><draw:enhanced-geometry svg:viewBox="0 0 21600 21600" draw:mirror-horizontal="false" draw:mirror-vertical="false" draw:type="rectangle" draw:enhanced-path="M 0 0 L 21600 0 21600 21600 0 21600 0 0 Z N"/></draw:custom-shape><draw:custom-shape draw:name="Shape 11" draw:style-name="gr14" draw:text-style-name="P45" svg:width="4.0843in" svg:height="0.3776in" svg:x="1.4335in" svg:y="0.7882in"><text:p text:style-name="P35"><text:span text:style-name="T16">Mosquitto MQTT Service</text:span></text:p><draw:enhanced-geometry svg:viewBox="0 0 21600 21600" draw:mirror-horizontal="false" draw:mirror-vertical="false" draw:type="rectangle" draw:enhanced-path="M 0 0 L 21600 0 21600 21600 0 21600 0 0 Z N"/></draw:custom-shape><draw:custom-shape draw:name="Shape 12" draw:style-name="gr15" draw:text-style-name="P45" svg:width="4.0843in" svg:height="0.378in" svg:x="1.4335in" svg:y="1.2591in"><text:p text:style-name="P35"><text:span text:style-name="T16">Homepage Service</text:span></text:p><draw:enhanced-geometry svg:viewBox="0 0 21600 21600" draw:mirror-horizontal="false" draw:mirror-vertical="false" draw:type="rectangle" draw:enhanced-path="M 0 0 L 21600 0 21600 21600 0 21600 0 0 Z N"/></draw:custom-shape><draw:custom-shape draw:name="Shape 13" draw:style-name="gr15" draw:text-style-name="P45" svg:width="4.0843in" svg:height="0.378in" svg:x="1.4335in" svg:y="1.7307in"><text:p text:style-name="P35"><text:span text:style-name="T16">Home Assistant Service</text:span></text:p><draw:enhanced-geometry svg:viewBox="0 0 21600 21600" draw:mirror-horizontal="false" draw:mirror-vertical="false" draw:type="rectangle" draw:enhanced-path="M 0 0 L 21600 0 21600 21600 0 21600 0 0 Z N"/></draw:custom-shape><draw:custom-shape draw:name="Shape 14" draw:style-name="gr14" draw:text-style-name="P45" svg:width="4.0843in" svg:height="0.3776in" svg:x="1.4335in" svg:y="2.2024in"><text:p text:style-name="P35"><text:span text:style-name="T16">Node Red Service</text:span></text:p><draw:enhanced-geometry svg:viewBox="0 0 21600 21600" draw:mirror-horizontal="false" draw:mirror-vertical="false" draw:type="rectangle" draw:enhanced-path="M 0 0 L 21600 0 21600 21600 0 21600 0 0 Z N"/></draw:custom-shape><draw:custom-shape draw:name="Shape 15" draw:style-name="gr14" draw:text-style-name="P45" svg:width="4.0843in" svg:height="0.3776in" svg:x="1.4335in" svg:y="2.6736in"><text:p text:style-name="P35"><text:span text:style-name="T16">Portainer Service</text:span></text:p><draw:enhanced-geometry svg:viewBox="0 0 21600 21600" draw:mirror-horizontal="false" draw:mirror-vertical="false" draw:type="rectangle" draw:enhanced-path="M 0 0 L 21600 0 21600 21600 0 21600 0 0 Z N"/></draw:custom-shape></draw:g>De volledige opstelling is gebaseerd op Docker en <text:span text:style-name="T12">docker compose om de services voor de </text:span>verschillende functionaliteiten <text:span text:style-name="T12">te starten</text:span>.</text:p>
      <text:list text:style-name="L2">
        <text:list-item>
          <text:p text:style-name="P31">Mosquitto MQTT server (<text:a xlink:type="simple" xlink:href="https://mosquitto.org/" text:style-name="Internet_20_link" text:visited-style-name="Visited_20_Internet_20_Link">https://mosquitto.org/</text:a>)<text:line-break/>De MQTT server die de data onvangt en bijhoudt van de verschillende gateway nodes.</text:p>
        </text:list-item>
        <text:list-item>
          <text:p text:style-name="P31">Homepage (<text:a xlink:type="simple" xlink:href="https://gethomepage.dev/" text:style-name="Internet_20_link" text:visited-style-name="Visited_20_Internet_20_Link">https://gethomepage.dev/</text:a>)<text:line-break/>Een eenvoudig dashboard.</text:p>
        </text:list-item>
        <text:list-item>
          <text:p text:style-name="P31">Home Assistant (<text:a xlink:type="simple" xlink:href="https://www.home-assistant.io/" text:style-name="Internet_20_link" text:visited-style-name="Visited_20_Internet_20_Link">https://www.home-assistant.io/</text:a>)<text:line-break/>Integratie platform voor home-automation.</text:p>
        </text:list-item>
        <text:list-item>
          <text:p text:style-name="P31">Node Red (<text:a xlink:type="simple" xlink:href="https://nodered.org/" text:style-name="Internet_20_link" text:visited-style-name="Visited_20_Internet_20_Link">https://nodered.org/</text:a>)<text:line-break/>Low-code automatisatie.</text:p>
        </text:list-item>
        <text:list-item>
          <text:p text:style-name="P31">Portainer (<text:a xlink:type="simple" xlink:href="https://www.portainer.io/" text:style-name="Internet_20_link" text:visited-style-name="Visited_20_Internet_20_Link">https://www.portainer.io/</text:a>)<text:line-break/>Grafisch Docker container managed.</text:p>
        </text:list-item>
      </text:list>
      <text:p text:style-name="P12">Uiteraard is deze opstelling nog beperkt, maar de verschillende services kunnen op aparte hardware gedeployed worden. Zo kan er een bijvoorbeeld een raspberry-pi of een lichtere laptop worden gebruikt voor home-assistant en homepage deployment.</text:p>
      <text:p text:style-name="P12">De lokale mosquitto server kan vervangen worden door een cloud-based (commerciele) oplossing zoals HiveMQ (<text:a xlink:type="simple" xlink:href="https://www.hivemq.com/" text:style-name="Internet_20_link" text:visited-style-name="Visited_20_Internet_20_Link">https://www.hivemq.com/</text:a>)</text:p>
      <text:h text:style-name="Heading_20_2" text:outline-level="2">Docker compose</text:h>
      <text:p text:style-name="P13">De services worden opgestart mits een docker-compose.yml file per service. Deze kunnen gemakkelijk gebundeld worden to 1 enkele file, maar tijdens de ontwikkeling leek het beter om voor elke service een aparte file te voorzien.</text:p>
      <text:p text:style-name="P13">Deze zorgt ervoor dat:</text:p>
      <text:list text:style-name="L3">
        <text:list-item>
          <text:p text:style-name="P32">de juiste image wordt gebruikt</text:p>
        </text:list-item>
        <text:list-item>
          <text:p text:style-name="P32">de nodige volumes met configuratie en werkingsdata worden aangemaakt, lokaal op de server (hardware).</text:p>
        </text:list-item>
        <text:list-item>
          <text:p text:style-name="P32">Eventueel een definitie van de netwerken zodat de verschillende services netwerk-gewijs kunnen gescheiden worden.</text:p>
        </text:list-item>
      </text:list>
      <text:h text:style-name="Heading_20_3" text:outline-level="3"><text:soft-page-break/>Voorbeeld “Mosquitto compose file”</text:h>
      <text:p text:style-name="P17">name: mosquitto</text:p>
      <text:p text:style-name="P17"/>
      <text:p text:style-name="P17">services:</text:p>
      <text:p text:style-name="P17"><text:s text:c="2"/>mosquitto:</text:p>
      <text:p text:style-name="P17"><text:s text:c="4"/>container_name: mosquitto</text:p>
      <text:p text:style-name="P17"><text:s text:c="4"/>image: eclipse-mosquitto:2.0.18</text:p>
      <text:p text:style-name="P17"><text:s text:c="4"/>restart: no</text:p>
      <text:p text:style-name="P17"><text:s text:c="4"/>deploy:</text:p>
      <text:p text:style-name="P17"><text:s text:c="6"/>resources:</text:p>
      <text:p text:style-name="P17"><text:s text:c="8"/>limits:</text:p>
      <text:p text:style-name="P17"><text:s text:c="10"/>memory: 256M</text:p>
      <text:p text:style-name="P17"><text:s text:c="4"/>ports:</text:p>
      <text:p text:style-name="P17"><text:s text:c="6"/>- "1884:1883"</text:p>
      <text:p text:style-name="P17"><text:s text:c="6"/>- "9001:9001"</text:p>
      <text:p text:style-name="P17"><text:s text:c="4"/>volumes:</text:p>
      <text:p text:style-name="P17"><text:s text:c="6"/>- /home/sam/HomeAssistant/docker-config/mosquitto_data/config/mosquitto.conf:/mosquitto/config/mosquitto.conf</text:p>
      <text:p text:style-name="P17"><text:s text:c="6"/>- /home/sam/HomeAssistant/docker-config/mosquitto_data/config/pwfile:/mosquitto/config/pwfile</text:p>
      <text:p text:style-name="P17"><text:s text:c="6"/>- /home/sam/HomeAssistant/docker-config/mosquitto_data/data:/mosquitto/data</text:p>
      <text:p text:style-name="P17"><text:s text:c="6"/>- /home/sam/HomeAssistant/docker-config/mosquitto_data/log:/mosquitto/log</text:p>
      <text:p text:style-name="P17"><text:s text:c="4"/>security_opt:</text:p>
      <text:p text:style-name="P18"><text:s text:c="6"/>- no-new-privileges:true</text:p>
      <text:p text:style-name="Text_20_body"/>
      <text:p text:style-name="P34">De andere <text:span text:style-name="T14">compose </text:span>files zijn aan het project toegevoegd.</text:p>
      <text:h text:style-name="P25" text:outline-level="2">Docker <text:span text:style-name="T14">build home-assistant</text:span></text:h>
      <text:p text:style-name="P33">Om het werken met Home-Assistant wat eenvoudiger te maken, heb ik een custom image gecreëerd, die de HACS integration reeds bevat. Het activeren moet nog steeds gebeuren zoals beschreven in <text:a xlink:type="simple" xlink:href="https://www.hacs.xyz/docs/use/configuration/basic/#to-set-up-the-hacs-integration" text:style-name="Internet_20_link" text:visited-style-name="Visited_20_Internet_20_Link"><text:span text:style-name="T15">https://www.hacs.xyz/docs/use/configuration/basic/#to-set-up-the-hacs-integration</text:span></text:a>.</text:p>
      <text:p text:style-name="P33"/>
      <text:h text:style-name="Heading_20_1" text:outline-level="1">Framework implementatie</text:h>
      <text:h text:style-name="Heading_20_2" text:outline-level="2">Classes</text:h>
      <text:p text:style-name="P16"><draw:g text:anchor-type="paragraph" draw:z-index="2" draw:name="Group object 1" draw:style-name="gr1"><draw:custom-shape draw:name="Shape 1" draw:style-name="gr2" draw:text-style-name="P36" svg:width="6.3559in" svg:height="3.1433in" svg:x="0.2382in" svg:y="0.1043in"><text:p text:style-name="P35"><text:span text:style-name="T16">Class Overview</text:span></text:p><draw:enhanced-geometry svg:viewBox="0 0 21600 21600" draw:type="rectangle" draw:enhanced-path="M 0 0 L 21600 0 21600 21600 0 21600 0 0 Z N"/></draw:custom-shape><draw:custom-shape draw:name="Shape 2" draw:style-name="gr3" draw:text-style-name="P38" xml:id="id1" draw:id="id1" svg:width="0.948in" svg:height="0.3776in" svg:x="2.9256in" svg:y="0.3563in"><text:p text:style-name="P37"><text:span text:style-name="T17">&lt;Abstract</text:span><text:span text:style-name="T17">&gt; N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39" svg:x1="3.3992in" svg:y1="0.7335in" svg:x2="1.4409in" svg:y2="1.1319in" draw:start-shape="id1" draw:start-glue-point="2" draw:end-shape="id2" draw:end-glue-point="0" svg:d="M8634 1863v506h-4974v506" svg:viewBox="0 0 4976 1014"><text:p/></draw:connector><draw:custom-shape draw:name="Shape 3" draw:style-name="gr5" draw:text-style-name="P41" xml:id="id3" draw:id="id3" svg:width="0.6268in" svg:height="0.3776in" svg:x="0.7398in" svg:y="1.8642in"><text:p text:style-name="P40"><text:span text:style-name="T18">Sensor</text:span></text:p><text:p text:style-name="P40"><text:span text:style-name="T18">(H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 draw:style-name="gr6" draw:text-style-name="P38" xml:id="id2" draw:id="id2" svg:width="0.948in" svg:height="0.2516in" svg:x="0.9673in" svg:y="1.1323in"><text:p text:style-name="P37"><text:span text:style-name="T17">Senso</text:span><text:span text:style-name="T17">rN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 draw:text-style-name="P43" svg:x1="1.0528in" svg:y1="1.8638in" svg:x2="1.4409in" svg:y2="1.3835in" draw:start-shape="id3" draw:start-glue-point="0" draw:end-shape="id2" draw:end-glue-point="2" svg:d="M2674 4734v-610h986v-610" svg:viewBox="0 0 988 1222"><text:p text:style-name="P42"><text:span text:style-name="T19">uses</text:span></text:p></draw:connector><draw:connector draw:style-name="gr4" draw:text-style-name="P39" svg:x1="3.3984in" svg:y1="0.7323in" svg:x2="3.2102in" svg:y2="1.2358in" draw:end-shape="id4" draw:end-glue-point="0" svg:d="M8632 1860v390h-478v889" svg:viewBox="0 0 480 1281"><text:p/></draw:connector><draw:custom-shape draw:name="Shape 5" draw:style-name="gr8" draw:text-style-name="P38" xml:id="id4" draw:id="id4" svg:width="1.0748in" svg:height="0.2516in" svg:x="2.6736in" svg:y="1.2354in"><text:p text:style-name="P37"><text:span text:style-name="T17">Ac</text:span><text:span text:style-name="T17">tu</text:span><text:span text:style-name="T17">at</text:span><text:span text:style-name="T17">or</text:span><text:span text:style-name="T17">No</text:span><text:span text:style-name="T17">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39" svg:x1="3.3984in" svg:y1="0.7323in" svg:x2="5.2874in" svg:y2="1.1102in" draw:end-shape="id5" draw:end-glue-point="0" svg:d="M8632 1860v229h4798v731" svg:viewBox="0 0 4800 961"><text:p/></draw:connector><draw:custom-shape draw:name="Shape 6" draw:style-name="gr9" draw:text-style-name="P38" xml:id="id5" draw:id="id5" svg:width="1.074in" svg:height="0.2524in" svg:x="4.7508in" svg:y="1.1098in"><text:p text:style-name="P37"><text:span text:style-name="T17">GateW</text:span><text:span text:style-name="T17">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7" draw:style-name="gr10" draw:text-style-name="P44" xml:id="id6" draw:id="id6" svg:width="0.6268in" svg:height="0.3776in" svg:x="3.1217in" svg:y="2.7441in"><text:p text:style-name="P40"><text:span text:style-name="T18">Wifi</text:span></text:p><text:p text:style-name="P40"><text:span text:style-name="T18">(H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 draw:text-style-name="P43" svg:x1="3.4346in" svg:y1="2.7437in" svg:x2="1.4409in" svg:y2="1.3835in" draw:start-shape="id6" draw:start-glue-point="0" svg:d="M8724 6969v-1979h-5064v-1476" svg:viewBox="0 0 5066 3457"><text:p text:style-name="P42"><text:span text:style-name="T19">uses</text:span></text:p></draw:connector><draw:connector draw:style-name="gr7" draw:text-style-name="P43" svg:x1="3.4339in" svg:y1="2.7441in" svg:x2="3.2102in" svg:y2="1.487in" draw:end-shape="id4" draw:end-glue-point="2" svg:d="M8722 6970v-1344h-568v-1849" svg:viewBox="0 0 570 3194"><text:p text:style-name="P42"><text:span text:style-name="T19">uses</text:span></text:p></draw:connector><draw:connector draw:style-name="gr7" draw:text-style-name="P43" svg:x1="3.4339in" svg:y1="2.7437in" svg:x2="5.2874in" svg:y2="1.3618in" draw:end-shape="id5" draw:end-glue-point="2" svg:d="M8722 6969v-1504h4708v-2006" svg:viewBox="0 0 4710 3512"><text:p text:style-name="P42"><text:span text:style-name="T19">uses</text:span></text:p></draw:connector><draw:custom-shape draw:name="Shape 8" draw:style-name="gr11" draw:text-style-name="P44" svg:width="0.6276in" svg:height="0.3776in" svg:x="3.8736in" svg:y="2.7441in"><text:p text:style-name="P40"><text:span text:style-name="T18">ESPNow</text:span></text:p><text:p text:style-name="P40"><text:span text:style-name="T18">(H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e basis is de Node class die dient als een “protocol guardian” zodat alle subclasses dezelfde api volgen. Dit houdt in dat de verschillende messagea zoals “<text:span text:style-name="T1">ANNOUNCE</text:span>” elk in een aparte functie van de Node class worden geimpelementeerd, zodat de logica en het protocol in de Node class wordt gedefiniëeerd.</text:p>
      <text:p text:style-name="P16">Elke subclass overschrijft de acties die ondernomen moeten worden volgens zijn eigen speficieke taken door de corresponderende functie te herdefiniëren.</text:p>
      <text:h text:style-name="Heading_20_2" text:outline-level="2"><text:soft-page-break/>Communicatie</text:h>
      <text:p text:style-name="P16">Zowel <text:span text:style-name="T1">espnow</text:span> (<text:a xlink:type="simple" xlink:href="https://docs.micropython.org/en/latest/library/espnow.html" text:style-name="Internet_20_link" text:visited-style-name="Visited_20_Internet_20_Link">https://docs.micropython.org/en/latest/library/espnow.html</text:a>#) als <text:span text:style-name="T1">wifi</text:span> (<text:a xlink:type="simple" xlink:href="https://docs.micropython.org/en/latest/esp32/quickref.html#networking" text:style-name="Internet_20_link" text:visited-style-name="Visited_20_Internet_20_Link">https://docs.micropython.org/en/latest/esp32/quickref.html#networking</text:a>) worden gebruikt, beide protocollen zijn beschikbaar op de ESP32 types microcontrollers.</text:p>
      <text:h text:style-name="Heading_20_2" text:outline-level="2">Reactiviteit</text:h>
      <text:p text:style-name="P16">Er is gekozen voor een implementatie volledig gebaseerd op de asyncio <text:span text:style-name="T13">(https://docs.micropython.org/en/latest/library/asyncio.html#)</text:span> faciliteiten van micropython, waardoor mijns insziens een zeer reactief framework kan opgebouwd worden.</text:p>
      <text:p text:style-name="P15">Er werd tevens gebruik gemaakt van de aioespnow versie van de library om ook het espnow protocol in het async process volledig te verwerken. Voor de wifi word gebruik gemaakt, voorlopig van de wifi class die gezien is in de les, maar het plan bestaat om ook deze volledig async te maken.</text:p>
      <text:p text:style-name="P20">De coordinatie tussen de verschillende taken wordt via <text:span text:style-name="T1">Events</text:span><text:span text:style-name="T11"> van de asyncio library geregeld.<text:line-break/>Door het </text:span><text:span text:style-name="T1">setten</text:span><text:span text:style-name="T11"> en </text:span><text:span text:style-name="T1">clearen</text:span><text:span text:style-name="T11"> van events kunnen de verschillende taken beslissen om effectief hun taak uit te voeren of te wachten tot een bepaalde toestand is bereikt die nodig is voor de werking. Deze toestand wordt a.d.h.v. deze events doorgegeven.</text:span></text:p>
      <text:h text:style-name="P22" text:outline-level="1">Conclusies</text:h>
      <text:p text:style-name="P15">Het gebruik van micro-python op low-cost microcontrollers opent een nieuwe kijk op home-automation.</text:p>
      <text:p text:style-name="P15">Door het verder uitwerken en bijeenzetten van het materiaal gezien tijdens de lessenreeks in deze oefening en met de hulp van de lesgever ben ik nu in staat om zelf meer ingewikkelde automatisaties te bouwen en bruikbaar te maken.</text:p>
      <text:p text:style-name="P15">Dit werk is door omstandigheden nog niet volledig met betrekking tot verdere automatisering via node-red.</text:p>
      <text:p text:style-name="P15"/>
      <text:p text:style-name="P15">Sam Dele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Code Nerd Font" svg:font-family="'FiraCode Nerd Font'"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3" draw:display-name="Gradient 3" draw:style="linear" draw:start-color="#b3cac7" draw:end-color="#ffd7d7" draw:start-intensity="100%" draw:end-intensity="100%" draw:angle="30deg" draw:border="0%">
      <loext:gradient-stop svg:offset="0" loext:color-type="rgb" loext:color-value="#b3cac7"/>
      <loext:gradient-stop svg:offset="1" loext:color-type="rgb" loext:color-value="#ffd7d7"/>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stroke-dash draw:name="Dash_20_Dot_20_4" draw:display-name="Dash Dot 4" draw:style="rect" draw:dots1="1" draw:dots1-length="0.0024in" draw:dots2="1" draw:dots2-length="0.0024in" draw:distance="0.002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2T07:07:02.862284753</meta:creation-date>
    <dc:date>2025-06-15T14:21:15.532932153</dc:date>
    <meta:editing-duration>PT50M47S</meta:editing-duration>
    <meta:editing-cycles>10</meta:editing-cycles>
    <meta:generator>LibreOffice/24.2.7.2$Linux_X86_64 LibreOffice_project/420$Build-2</meta:generator>
    <meta:document-statistic meta:table-count="0" meta:image-count="0" meta:object-count="0" meta:page-count="5" meta:paragraph-count="99" meta:word-count="1168" meta:character-count="8316" meta:non-whitespace-character-count="7165"/>
  </office:meta>
</office:document-meta>
</file>